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1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кабель 8AWG 200<text:span text:style-name="T1">°</text:span> C черный</text:p>
          </table:table-cell>
          <table:table-cell/>
          <table:table-cell office:value-type="string" calcext:value-type="string">
            <text:p>2м</text:p>
          </table:table-cell>
        </table:table-row>
        <table:table-row table:style-name="ro1">
          <table:table-cell office:value-type="string" calcext:value-type="string">
            <text:p><text:span text:style-name="T2">кабель 8AWG 200</text:span><text:span text:style-name="T3">°</text:span><text:span text:style-name="T4"> C красный</text:span></text:p>
          </table:table-cell>
          <table:table-cell/>
          <table:table-cell office:value-type="string" calcext:value-type="string">
            <text:p>2м</text:p>
          </table:table-cell>
        </table:table-row>
        <table:table-row table:style-name="ro1">
          <table:table-cell office:value-type="string" calcext:value-type="string">
            <text:p>CRCW06032R00JNEA (DC:1850) резисторы Vishay D11/CRCW0603 200 2R 5% ET1 e3</text:p>
          </table:table-cell>
          <table:table-cell office:value-type="string" calcext:value-type="string">
            <text:p>1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PTD3216LSURCK фотоэлементы Kingbright LED RED CLEAR 2SMD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SW-120-01-G-D (DC:2038) соединители Samtec Conn Socket Strip SKT 40 POS 2.54mm Sold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CA715STR (DC:2043) реле Littelfuse SSR 50mA 1.4V DC-IN 2.2A 60V AC/DC</text:p>
          </table:table-cell>
          <table:table-cell office:value-type="string" calcext:value-type="string">
            <text:p>10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CA715 1-Form-A 2200mA 60V MOUSER ELECTRONICS</text:p>
          </table:table-cell>
          <table:table-cell office:value-type="string" calcext:value-type="string">
            <text:p>23шт</text:p>
          </table:table-cell>
          <table:table-cell/>
        </table:table-row>
        <table:table-row table:style-name="ro2">
          <table:table-cell office:value-type="string" calcext:value-type="string">
            <text:p>TLV172IDCKR (DC:2037) операционные усилители 36-V, SINGLE-SUPPLY, 10-MHZ, RAIL-TO-RAIL OUTPUT, OPERATIONAL AMPLIFIER 5-SC70-40 TO 125</text:p>
          </table:table-cell>
          <table:table-cell office:value-type="string" calcext:value-type="string">
            <text:p>10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0805 x 7R 1мкФ 50В </text:p>
          </table:table-cell>
          <table:table-cell office:value-type="string" calcext:value-type="string">
            <text:p>57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C0603JRX7R8BB104 YAG 0.1 MF 25V </text:p>
          </table:table-cell>
          <table:table-cell office:value-type="string" calcext:value-type="string">
            <text:p>28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21BR61H225KA73L MUR </text:p>
          </table:table-cell>
          <table:table-cell office:value-type="string" calcext:value-type="string">
            <text:p>4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C0603GRNP09BN150 YAG </text:p>
          </table:table-cell>
          <table:table-cell office:value-type="string" calcext:value-type="string">
            <text:p>2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C1206KKX5R9BB106 YAG </text:p>
          </table:table-cell>
          <table:table-cell office:value-type="string" calcext:value-type="string">
            <text:p>4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188R61A106KE69D MUR </text:p>
          </table:table-cell>
          <table:table-cell office:value-type="string" calcext:value-type="string">
            <text:p>1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PM3700-30-RC Bourns (DC:2050) <text:s/>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PM3700-30-RC Bourns (DC:2050) <text:s text:c="2"/>синфазные дроссели/ фильтры 0.75 MH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SD36-01 FTG </text:p>
          </table:table-cell>
          <table:table-cell office:value-type="string" calcext:value-type="string">
            <text:p>1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D36-01 FTG /SOD323</text:p>
          </table:table-cell>
          <table:table-cell office:value-type="string" calcext:value-type="string">
            <text:p>18шт</text:p>
          </table:table-cell>
          <table:table-cell/>
        </table:table-row>
        <table:table-row table:style-name="ro1">
          <table:table-cell office:value-type="string" calcext:value-type="string">
            <text:p>NVMFS5C638NLT1G моп-транзистор 60V 3.0 MOHM T6 S08FL SIN (DC:2108)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NVMFS5C638NLT1G моп-транзистор 60V 3.0 MOHM T6 S08FL SIN 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C0603C103K5RAC7081 многослойные курамические конденсаторы поверхностного монтажа 50V 0.01UF X7R 0603 10% 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C0805MRX7R9BB102 многослойные керамические конденсаторы поверхностного монтажа 1.ONF 50V X7R 20%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18642BA-B-IU 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UMK212ABJ225KG-T Talyo Yuden многослойные керамические конденсаторы поверхностного монтажа 0805 50VDC 2.2UF 10% X5R</text:p>
          </table:table-cell>
          <table:table-cell office:value-type="string" calcext:value-type="string">
            <text:p>1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UMK107ABJ105KAHT Taiyo Yuden многослойные керамические конденсаторы поверхностного монтажа 0603 50VDC 1UF 10% X5R AEC-Q200</text:p>
          </table:table-cell>
          <table:table-cell office:value-type="string" calcext:value-type="string">
            <text:p>2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RCW12060000Z0EBC Vishay/Dale толстостенные резисторы для поверхностного монтажа 1/4WATT 0OHMS COMMERCIAL USE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DP7142ARDZ-3.3-R7 (DC:1617) миеросхемы Analog Dev LDO Regulator Pos 3.3V 0.2A 8-PIN SOIC N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PT3216LZGCK KingBright стандартные светодиоды накладного монтажа 3.2X 1.6MM LOW CRNT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TC4359IMS8#TRPBF (DC:2112) Analoq Devi микросхемы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UMK325BJ106KMHP Talyo Yuden конденсатор керамический</text:p>
          </table:table-cell>
          <table:table-cell office:value-type="string" calcext:value-type="string">
            <text:p>1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UMK325BJ106KMHP Talyo Yuden конденсатор керамический</text:p>
          </table:table-cell>
          <table:table-cell office:value-type="string" calcext:value-type="string">
            <text:p>91шт</text:p>
          </table:table-cell>
          <table:table-cell/>
        </table:table-row>
        <table:table-row table:style-name="ro1">
          <table:table-cell office:value-type="string" calcext:value-type="string">
            <text:p>SI8600AC-B-ISR Silicon Labs 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KUD26493/POA5648448 7cm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TLV172IDCKT Op Amp Single Low Power Amplifier R-R O/</text:p>
          </table:table-cell>
          <table:table-cell office:value-type="string" calcext:value-type="string">
            <text:p>2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R2104SPBF полумостовой драйвер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78L33ABUTR регулятор положительного н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78L33ABUTR регулятор положительного н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PLS-20 (DS1021-1x20) вилка штыревая 2.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TPS340U диод Шоттки 3A 40B SMB/DO-000</text:p>
          </table:table-cell>
          <table:table-cell office:value-type="string" calcext:value-type="string">
            <text:p>3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IRFR3710ZPBF транзистор N-канал 100В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BRA340T3G Диод Шоттки 3A 40B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M75AD. 112 Температурный датчик 2-Wire</text:p>
          </table:table-cell>
          <table:table-cell office:value-type="string" calcext:value-type="string">
            <text:p>7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MC34063ABD-TR Повышающий/понтжающий п</text:p>
          </table:table-cell>
          <table:table-cell office:value-type="string" calcext:value-type="string">
            <text:p>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XPEBRD-L1-0000-00501 L1-R20-P3-C-01</text:p>
          </table:table-cell>
          <table:table-cell office:value-type="string" calcext:value-type="string">
            <text:p>1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0.063Вт 0603 10кОм 1% Чип резист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MC78L05ABD (MC78L05ABDR2G) стабилизатор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2N7002.215 Транзистор N-канал 60В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IRF1018ESPBF транзистор N-канал 60В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BSS138LTIG Транзистор N-канал 50В 220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TPS15H100CB ST 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7809CV GKOQT Vb CHN 551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1M диод 1A 1000B [SMA / DO-214AC]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BZV55C4V7 Стабилитрон 4.7В 5% 0.5Вт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1N4148WS (T4, w2) Диод 150Ма 100В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ZV55C6V8 Стабилитрон 6.8В 5% 0.5Вт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BZV55C5V1 Стабилитрон 5.1В 5% 0.5Вт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T3130A9 Транзистор 50В 0.1А 150мГц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2N5401YBU (2N5401) Транзистор PNP 15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DM3485ARZ приемопередатчик 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1N4733A Стабилитрон 5.1В 5% 1Вт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X-7-12. OMHZ 30 50 100 12 PF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X-327RT 32.768 kHz (Geyer)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1N4148.133 Диод 150мА 100В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VS-10BQ060-M3/5BT (vs-10BQ060TRPBE)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C168B Стабилитрон 6.8B при Iст=10мА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XPEBGR-L1-0000-00A01 G4<text:span text:style-name="T1">Ø</text:span>-R3</text:p>
          </table:table-cell>
          <table:table-cell office:value-type="string" calcext:value-type="string">
            <text:p>1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TSM2305CX Транзистор Р-МОП полевой 20В-3,2А 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BM7-8.000MHZ-D2Y-T @ABRACON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7815ACD2T RAL449 G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M22675MR-ADJ/NOPB DC-DC преобразователь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1.5KF400GA защитный диод двунаправленный</text:p>
          </table:table-cell>
          <table:table-cell office:value-type="string" calcext:value-type="string">
            <text:p>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IRLI3705NPBF Транзистор N-канал 55В 47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NCP1117ST50T3G LDO регулятор +5В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MUR160 Ультрабыстрый диод 1А 600В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XS101-2 ПЛАС-Х2</text:p>
          </table:table-cell>
          <table:table-cell office:value-type="string" calcext:value-type="string">
            <text:p>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V08C-CSM 5001625 V3.1 1107 GPS GLONASS GALILEO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DSOT23-SM712 Подавитель ЭСР\диод для подавления переходных скачков напряжения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FI-S15P-HFE разъем </text:p>
          </table:table-cell>
          <table:table-cell office:value-type="string" calcext:value-type="string">
            <text:p>1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TEN8-2410WI @TRACO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188R61E106M Кер.чип.конденсатор 0603 X5R 10мкф 25В 20%</text:p>
          </table:table-cell>
          <table:table-cell office:value-type="string" calcext:value-type="string">
            <text:p>47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X-KT 8.0 Мгц (hc-49cm) Кварцевый ГИЛ С<text:span text:style-name="T1">0</text:span>47-229</text:p>
          </table:table-cell>
          <table:table-cell office:value-type="string" calcext:value-type="string">
            <text:p>1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XPEWHT-L1-0000-00DE4 L1-4-C0<text:span text:style-name="T1">-R3-0-07</text:span></text:p>
          </table:table-cell>
          <table:table-cell office:value-type="string" calcext:value-type="string">
            <text:p>1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1206JKNPOCBN471 YAG UP00-4-330-c 260493 470 pF 1000V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GRM21BR71H104KA01K MUR 0.1мкФ</text:p>
          </table:table-cell>
          <table:table-cell office:value-type="string" calcext:value-type="string">
            <text:p>7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21BR71H104K <text:s/>0.1мкФ X7R 50B 10% 0805 конденсатор</text:p>
          </table:table-cell>
          <table:table-cell office:value-type="string" calcext:value-type="string">
            <text:p>46шт</text:p>
          </table:table-cell>
          <table:table-cell/>
        </table:table-row>
        <table:table-row table:style-name="ro1">
          <table:table-cell office:value-type="string" calcext:value-type="string">
            <text:p>EK-HL0603RGBWY набор чип-светодиодов, синий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EK-HL0603RGBWY набор чип-светодиодов, зеленый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EK-HL0603RGBWY набор чип-светодиодов, желтый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EK-HL0603RGBWY набор чип-светодиодов, красный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EK-HL0603RGBWY набор чип-светодиодов, белый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GRM188R71H104KA93D 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188R71H104KA93D конденсаторы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GRM1885C1H221JA01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5C1H221JA01D конденсаторы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TPS0560Z диод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STPS0560Z диоды Шоттки 60В 0.5А 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STPS0560Z диод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LP5907MFX-3.3/NOPB микросхем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P5907MFX-3.3/NOPB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GRM188R71H223KA01D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R71H223KA01D конденсатор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LQH43MN150K03L индуктивности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QH43MN150K03L индуктивности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LQH43MN150K03L индуктивности 15мкГн 1812 10%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ADUM1201ARZ-RL7 микросхем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DUM1201ARZ-RL7 микросхемы</text:p>
          </table:table-cell>
          <table:table-cell office:value-type="string" calcext:value-type="string">
            <text:p>3 шт</text:p>
          </table:table-cell>
          <table:table-cell/>
        </table:table-row>
        <table:table-row table:style-name="ro1">
          <table:table-cell office:value-type="string" calcext:value-type="string">
            <text:p>ADUM1201ARZ-RL7 микросхемы двухканальный цифровой изолятор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MF-USHT050KX-2 пердохранители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MF-USHT050KX-2 пердохранители BOURNS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MF-USHT050KX-2 пердохранители 30V 20A .5A PPTC</text:p>
          </table:table-cell>
          <table:table-cell office:value-type="string" calcext:value-type="string">
            <text:p>133шт</text:p>
          </table:table-cell>
          <table:table-cell/>
        </table:table-row>
        <table:table-row table:style-name="ro1">
          <table:table-cell office:value-type="string" calcext:value-type="string">
            <text:p>GRM188R61E106MA73D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R61E106MA73D конденсатор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JCK1A221M063077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M15T36CA диод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M15T36CA диоды ST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M15T36CA Защитный диод двунаправленный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5033980471 MOLEX разъем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FOXEER Pagoda PRO 5.8G RHCP FPV Antenna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FOXEER Pagoda PRO 5.8G RHCP FPV Antenna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TPS2L40U диод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TPS2L40U диод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TPS2L40U диоды Шоттки 40В 2А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C1608X5R1H105K080AB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510210400 MOLEX разъем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DM2484EBRWZ-REEL7/S016W A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M712 диод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SM712 диоды TECH PUB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GRM1885C1H180Ja01D конденсатор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GRM1885C1H180Ja01D конденсатор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2N7002 DC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GRM188R71E105KA12D конденсаторы</text:p>
          </table:table-cell>
          <table:table-cell office:value-type="string" calcext:value-type="string">
            <text:p>30шт</text:p>
          </table:table-cell>
          <table:table-cell/>
        </table:table-row>
        <table:table-row table:style-name="ro1">
          <table:table-cell office:value-type="string" calcext:value-type="string">
            <text:p>GRM188R71E105KA12D конденсаторы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GRM188R71E105KA12D Кер. Чип конденсатор 1мкФ X7R 10% 25В</text:p>
          </table:table-cell>
          <table:table-cell office:value-type="string" calcext:value-type="string">
            <text:p>60шт</text:p>
          </table:table-cell>
          <table:table-cell/>
        </table:table-row>
        <table:table-row table:style-name="ro1">
          <table:table-cell office:value-type="string" calcext:value-type="string">
            <text:p>LQH31CN100K03L @MURATA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LQH31CN100K03L @MURATA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Разъемы 0533981071 MOLEX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533981071 MOLEX разъемы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GRM1885C2A150JA01D MUR 15пФ</text:p>
          </table:table-cell>
          <table:table-cell office:value-type="string" calcext:value-type="string">
            <text:p>96шт</text:p>
          </table:table-cell>
          <table:table-cell/>
        </table:table-row>
        <table:table-row table:style-name="ro1">
          <table:table-cell office:value-type="string" calcext:value-type="string">
            <text:p>GRM1885C2A150J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LIST -C150GKT LIT </text:p>
          </table:table-cell>
          <table:table-cell office:value-type="string" calcext:value-type="string">
            <text:p>61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M21BR72E103KW03L MUR 0,01 мкФ</text:p>
          </table:table-cell>
          <table:table-cell office:value-type="string" calcext:value-type="string">
            <text:p>93шт</text:p>
          </table:table-cell>
          <table:table-cell/>
        </table:table-row>
        <table:table-row table:style-name="ro1">
          <table:table-cell office:value-type="string" calcext:value-type="string">
            <text:p><text:s/>1.5SMC18A подавители ЭСР/диоды для подавления переходных скачков напряжения 1.5 KW 18V 5% UNI-DIRECTIONAL PMEL71834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EXV227M050A9PAA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BQ24620RVA @TI микросхема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Кер. Чип конденсатор 1мкФ X7R 10% 50В 080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0603C106M8PACTU @KEMET 10мкФ 10В X5R 20%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TPS76333DBVR LDO линейный регулятор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CPC1017N /4-SOP littlefuse</text:p>
          </table:table-cell>
          <table:table-cell office:value-type="string" calcext:value-type="string">
            <text:p>13шт</text:p>
          </table:table-cell>
          <table:table-cell/>
        </table:table-row>
        <table:table-row table:style-name="ro1">
          <table:table-cell office:value-type="string" calcext:value-type="string">
            <text:p>L5973D импульсный понижающий регулятор 003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ABM3B-8.000MHZ-B2-T Кварцевые резонатор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ABM3B-8.000MHZ-B2-T Кварцевые генераторы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ABM3B-8.000MHZ-B2-T Кварцевые резон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JCK1H100M063054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R61E475KE11D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R61E475KE11D конденсатор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24SP15004PDFA преобразователи постоянного тока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24SP15004PDFA преобразователи постоянного тока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N65HVD1050DR приемопередатчик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N65HVD1050DR приемопередатчик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BJ36CA защитный диод двунаправленный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L5973D013TR @ST микросхем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5973D013TR @ST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TO-1608BC-PG OASISTEK светодиод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BAT-HLD-001 батарейный отсек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BAT-HLD-001 батарейный отсек LINX CR2032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X5032GB08000H0HPQZ1 @AVX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CX5032GB08000H0HPQZ1 MOUSER ELECTRONICS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CM322522-101KL индуктивности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CM322522-101KL индуктивности 100мкГн 1210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CM322522-101KL индуктивности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/>JCK1H100M063054 конденсатор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MBRS540T3G /SMC (DO-214AB)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MBRS540T3G 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SL2010R0200FEA18 токочувствительные резисторы 02 OHMS 1%</text:p>
          </table:table-cell>
          <table:table-cell office:value-type="string" calcext:value-type="string">
            <text:p>18шт</text:p>
          </table:table-cell>
          <table:table-cell/>
        </table:table-row>
        <table:table-row table:style-name="ro1">
          <table:table-cell office:value-type="string" calcext:value-type="string">
            <text:p>74438335068 катушки постоянной индуктивности WE-MAPI 6.8 UH 1.1A DCR=287 MOHMS AECQ200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LFXTAL055663BULK 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BJ36CA-TR защитный диод направленный 600Вт, 36В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SMBJ36CA-TR защитный диод направленный 600Вт, 36В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53398-0671 MOLEX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533980471 MOLEX разъемы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53398-0271 MOLEX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IRF7580MTRPBF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CC0603JRNPO9BN220 YAG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ADM101EARMZ-REEL7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ADM101EARMZ-REEL7 приемопередатчик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M2484EBRWZ микросхем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ADM2484EBRWZ-REEL7 ИС интерфейс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SS14FL-TP пластины полупроводниковые MCC диод Шоттке 40V 1A DO221AC</text:p>
          </table:table-cell>
          <table:table-cell office:value-type="string" calcext:value-type="string">
            <text:p>26шт</text:p>
          </table:table-cell>
          <table:table-cell/>
        </table:table-row>
        <table:table-row table:style-name="ro1">
          <table:table-cell office:value-type="string" calcext:value-type="string">
            <text:p>ECAP SMD 10мкФ 50 В 105<text:span text:style-name="T1">°С 20%</text:span>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LMR16006YQ3DDCRQ1 @TI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T31CR61H106ME01L MUR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MAX6100EUR+ @MAXIM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TM32F373CCT6 @ST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MR16006YQ3DDCTQ1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CW20102R00FKEFHP 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533981071 MOLEX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CR0603-JW-202ELF BOURNS</text:p>
          </table:table-cell>
          <table:table-cell office:value-type="string" calcext:value-type="string">
            <text:p>448шт</text:p>
          </table:table-cell>
          <table:table-cell/>
        </table:table-row>
        <table:table-row table:style-name="ro1">
          <table:table-cell office:value-type="string" calcext:value-type="string">
            <text:p>VS150EBU 02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GRM188R61A475K конденсатор 4.7мкФ X5R 10% 10В 0603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LTC4359HMS8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Конденсатор 220пФ NPO 50В 5% 0603 GRM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Конденсатор 0.022мкФ X7R 50И 10% 0603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GRM21BR61C106KE15L MUR 10мкФ конденсатор</text:p>
          </table:table-cell>
          <table:table-cell office:value-type="string" calcext:value-type="string">
            <text:p>21шт</text:p>
          </table:table-cell>
          <table:table-cell/>
        </table:table-row>
        <table:table-row table:style-name="ro1">
          <table:table-cell office:value-type="string" calcext:value-type="string">
            <text:p>TECAP 10мкФ 10В тип А 10% конденсатор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ISO1050DUB Изолированный приемопередат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DR1006-330KL 33мкГн Индуктивность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NC7S08M5X Двухвходовый логический элемент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Конденсатор 10мкФ X5R 10% 0805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CM453232-150KL 15мкГн 1812 Индуктивность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Конденсатор 10мкФ Y5V -20+80% 50В 121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ADS1114IDGS @TI микросхема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TPS2L25U диод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P2103-GMR преобразователь интерфейса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ADUM1251ARZ-RL7 двунаправленный ци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Конденсатор 18пФ NPO 50В 5% 0402 GRM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Конденсатор 18пФ NPO 50В 5% 0402 GRM</text:span> 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Конденсатор 0.1мкФ X7R 50В 10% </text:p>
          </table:table-cell>
          <table:table-cell office:value-type="string" calcext:value-type="string">
            <text:p>42шт</text:p>
          </table:table-cell>
          <table:table-cell/>
        </table:table-row>
        <table:table-row table:style-name="ro1">
          <table:table-cell office:value-type="string" calcext:value-type="string">
            <text:p>AM1L-0505S-NZ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AM1L-0505S-NZ DC/DC преобразователь 1В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533980871 MOL 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533980871 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03C104K3RECTU конденсатор 100nF 25VDC X7R +- 10% SMD 0603 MLCC</text:p>
          </table:table-cell>
          <table:table-cell office:value-type="string" calcext:value-type="string">
            <text:p>49шт</text:p>
          </table:table-cell>
          <table:table-cell/>
        </table:table-row>
        <table:table-row table:style-name="ro1">
          <table:table-cell office:value-type="string" calcext:value-type="string">
            <text:p>LMR16006YQDDCRQ1 /SOT Texas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74437358068 Катушки постоянной индуктивности WE-LHMI SMD 8040 6.8UH 6.1A 33.4MHOMS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IHLP6767GZER101M11 дроссели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LL-R5730W-W6H-Q50 LED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4651194R разъем TERM REDCUBE 9P IN PCB WURTH ELECTRONICS</text:p>
          </table:table-cell>
          <table:table-cell office:value-type="string" calcext:value-type="string">
            <text:p>37шт</text:p>
          </table:table-cell>
          <table:table-cell/>
        </table:table-row>
        <table:table-row table:style-name="ro1">
          <table:table-cell office:value-type="string" calcext:value-type="string">
            <text:p>USOP-RADAR v1.0 11.2021 AURA печатная плата внутреннй №TIM908971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FSP 900/ ..-SMA Portable antenna 868 MHz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ET-PO2 <text:s/>100-240V ~50/60Hz 0.6A DC12V – 2000mA AC ADAPTER 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Q-3A0150001002M AMPHENOL Коаксиальный кабель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SACC-M12MC-4Q0.0-0.34-M1641691 Вилка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NANORADAR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603 конденсатор 15пФ NPO 50В 5%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39пФ NPO 50В 5%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0.47 мкФ 50В -20+80% 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1000пФ X7R 50В 10%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1000пФ X7R 50В 10%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1мкФ X7R 16В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000пФ 50В NPO 5%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47пФ NPO 50В 5%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2200пФ 50В NPO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0мкФ X5R 10% 6.3В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8пФ NPO 50В 5%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27пФ NPO 50В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22пФ NPO 200В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0пФ NPO 50В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2пФ NPO 5% 200В 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5пФ NPO 50В 5% 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30пФ NPO 50В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STM32F427ZGT6 @ST</text:p>
          </table:table-cell>
          <table:table-cell office:value-type="string" calcext:value-type="string">
            <text:p>0шт</text:p>
          </table:table-cell>
          <table:table-cell/>
        </table:table-row>
        <table:table-row table:style-name="ro1">
          <table:table-cell office:value-type="string" calcext:value-type="string">
            <text:p>Штуцеры AVIS M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Штуцеры AVIS F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30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34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45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20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34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45м</text:p>
          </table:table-cell>
          <table:table-cell/>
        </table:table-row>
        <table:table-row table:style-name="ro1">
          <table:table-cell office:value-type="string" calcext:value-type="string">
            <text:p>шн.чулок 0,5-26 грязный</text:p>
          </table:table-cell>
          <table:table-cell office:value-type="string" calcext:value-type="string">
            <text:p>34м</text:p>
          </table:table-cell>
          <table:table-cell/>
        </table:table-row>
        <table:table-row table:style-name="ro1">
          <table:table-cell office:value-type="string" calcext:value-type="string">
            <text:p>CLAROSTAT HRS100SSAB180 MEXICO 1346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C0603FR-07680KL YAG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RC0603JR-07120RL @YAGEO резистор</text:p>
          </table:table-cell>
          <table:table-cell office:value-type="string" calcext:value-type="string">
            <text:p>7шт</text:p>
          </table:table-cell>
          <table:table-cell/>
        </table:table-row>
        <table:table-row table:style-name="ro1">
          <table:table-cell office:value-type="string" calcext:value-type="string">
            <text:p>RC0603JR-07470KL YAG </text:p>
          </table:table-cell>
          <table:table-cell office:value-type="string" calcext:value-type="string">
            <text:p>18шт</text:p>
          </table:table-cell>
          <table:table-cell/>
        </table:table-row>
        <table:table-row table:style-name="ro1">
          <table:table-cell office:value-type="string" calcext:value-type="string">
            <text:p>RC0603JR-070RL резисторы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RC0603JR-07330RL YAG резисторы</text:p>
          </table:table-cell>
          <table:table-cell office:value-type="string" calcext:value-type="string">
            <text:p>121шт</text:p>
          </table:table-cell>
          <table:table-cell/>
        </table:table-row>
        <table:table-row table:style-name="ro1">
          <table:table-cell office:value-type="string" calcext:value-type="string">
            <text:p>RC0603JR-07100RL YAG </text:p>
          </table:table-cell>
          <table:table-cell office:value-type="string" calcext:value-type="string">
            <text:p>120шт</text:p>
          </table:table-cell>
          <table:table-cell/>
        </table:table-row>
        <table:table-row table:style-name="ro1">
          <table:table-cell office:value-type="string" calcext:value-type="string">
            <text:p>RC0603FR-0722K1L YAG </text:p>
          </table:table-cell>
          <table:table-cell office:value-type="string" calcext:value-type="string">
            <text:p>24шт</text:p>
          </table:table-cell>
          <table:table-cell/>
        </table:table-row>
        <table:table-row table:style-name="ro1">
          <table:table-cell office:value-type="string" calcext:value-type="string">
            <text:p>RC0603JR-10100KL YAG резисторы</text:p>
          </table:table-cell>
          <table:table-cell office:value-type="string" calcext:value-type="string">
            <text:p>33шт</text:p>
          </table:table-cell>
          <table:table-cell/>
        </table:table-row>
        <table:table-row table:style-name="ro1">
          <table:table-cell office:value-type="string" calcext:value-type="string">
            <text:p>RC0603JR-07430KL YAG резисторы</text:p>
          </table:table-cell>
          <table:table-cell office:value-type="string" calcext:value-type="string">
            <text:p>2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RC0603FR-7W10RL Yageo толстостеночные резисторы для поверхностного монтажа 10 OHMS 200 MW 0603 1%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RC0603FR-075K11L YAG</text:p>
          </table:table-cell>
          <table:table-cell office:value-type="string" calcext:value-type="string">
            <text:p>1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RC0603FR-07130KL YAG</text:p>
          </table:table-cell>
          <table:table-cell office:value-type="string" calcext:value-type="string">
            <text:p>91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RC0603FR-074K7L @YAGEO </text:span>резисторы</text:p>
          </table:table-cell>
          <table:table-cell office:value-type="string" calcext:value-type="string">
            <text:p>1091шт</text:p>
          </table:table-cell>
          <table:table-cell/>
        </table:table-row>
        <table:table-row table:style-name="ro1">
          <table:table-cell office:value-type="string" calcext:value-type="string">
            <text:p>RC0603FR-0710ML @YAGEO резисторы</text:p>
          </table:table-cell>
          <table:table-cell office:value-type="string" calcext:value-type="string">
            <text:p>272шт</text:p>
          </table:table-cell>
          <table:table-cell/>
        </table:table-row>
        <table:table-row table:style-name="ro1">
          <table:table-cell office:value-type="string" calcext:value-type="string">
            <text:p>RC0603FR-071KL @YAGEO резисторы 0.063Вт 1 кОм 1%</text:p>
          </table:table-cell>
          <table:table-cell office:value-type="string" calcext:value-type="string">
            <text:p>42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RC0603FR-07120RL <text:s/>@YAGEO</text:p>
          </table:table-cell>
          <table:table-cell office:value-type="string" calcext:value-type="string">
            <text:p>145шт</text:p>
          </table:table-cell>
          <table:table-cell/>
        </table:table-row>
        <table:table-row table:style-name="ro1">
          <table:table-cell office:value-type="string" calcext:value-type="string">
            <text:p>RC0603FR-07510RL @ YAGEO резисторы?</text:p>
          </table:table-cell>
          <table:table-cell office:value-type="string" calcext:value-type="string">
            <text:p>30шт</text:p>
          </table:table-cell>
          <table:table-cell/>
        </table:table-row>
        <table:table-row table:style-name="ro1">
          <table:table-cell office:value-type="string" calcext:value-type="string">
            <text:p>RC0603FR-0710RL @YAGEO резисторы</text:p>
          </table:table-cell>
          <table:table-cell office:value-type="string" calcext:value-type="string">
            <text:p>276шт</text:p>
          </table:table-cell>
          <table:table-cell/>
        </table:table-row>
        <table:table-row table:style-name="ro1">
          <table:table-cell office:value-type="string" calcext:value-type="string">
            <text:p>RC0603FR-071K5L YAG резисторы 0603 1.5 кОм 1%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RC0603FR-0710KL @YAGEO резисторы</text:p>
          </table:table-cell>
          <table:table-cell office:value-type="string" calcext:value-type="string">
            <text:p>327шт</text:p>
          </table:table-cell>
          <table:table-cell/>
        </table:table-row>
        <table:table-row table:style-name="ro1">
          <table:table-cell office:value-type="string" calcext:value-type="string">
            <text:p>RC0603JR-071KL @YAGEO резисторы </text:p>
          </table:table-cell>
          <table:table-cell office:value-type="string" calcext:value-type="string">
            <text:p>1023шт</text:p>
          </table:table-cell>
          <table:table-cell/>
        </table:table-row>
        <table:table-row table:style-name="ro1">
          <table:table-cell office:value-type="string" calcext:value-type="string">
            <text:p>RC0603FR-07100KL @YAGEO резисторы 100 кОм 1% 0.063 Вт</text:p>
          </table:table-cell>
          <table:table-cell office:value-type="string" calcext:value-type="string">
            <text:p>133шт</text:p>
          </table:table-cell>
          <table:table-cell/>
        </table:table-row>
        <table:table-row table:style-name="ro1">
          <table:table-cell office:value-type="string" calcext:value-type="string">
            <text:p>RC0603JR-0710KL @YAGEO резистор</text:p>
          </table:table-cell>
          <table:table-cell office:value-type="string" calcext:value-type="string">
            <text:p>1543шт</text:p>
          </table:table-cell>
          <table:table-cell/>
        </table:table-row>
        <table:table-row table:style-name="ro1">
          <table:table-cell office:value-type="string" calcext:value-type="string">
            <text:p>RC0603FR-0733KL @YAGEO резисторы</text:p>
          </table:table-cell>
          <table:table-cell office:value-type="string" calcext:value-type="string">
            <text:p>195шт</text:p>
          </table:table-cell>
          <table:table-cell/>
        </table:table-row>
        <table:table-row table:style-name="ro1">
          <table:table-cell office:value-type="string" calcext:value-type="string">
            <text:p>RC0603FR-07200KL @YAGEO <text:s/>резисторы </text:p>
          </table:table-cell>
          <table:table-cell office:value-type="string" calcext:value-type="string">
            <text:p>98шт</text:p>
          </table:table-cell>
          <table:table-cell office:value-type="string" calcext:value-type="string">
            <text:p>240шт</text:p>
          </table:table-cell>
        </table:table-row>
        <table:table-row table:style-name="ro1">
          <table:table-cell office:value-type="string" calcext:value-type="string">
            <text:p>RC0603FR-0782RL @YAGEO резистор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RC0603FR-070RL @YAGEO резистор</text:p>
          </table:table-cell>
          <table:table-cell office:value-type="string" calcext:value-type="string">
            <text:p>89шт</text:p>
          </table:table-cell>
          <table:table-cell/>
        </table:table-row>
        <table:table-row table:style-name="ro1">
          <table:table-cell office:value-type="string" calcext:value-type="string">
            <text:p>RC0603FR-0775RL @YAGEO резистор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RC0603FR-0712K4L @YAGEO резистор</text:p>
          </table:table-cell>
          <table:table-cell office:value-type="string" calcext:value-type="string">
            <text:p>99шт</text:p>
          </table:table-cell>
          <table:table-cell/>
        </table:table-row>
        <table:table-row table:style-name="ro1">
          <table:table-cell office:value-type="string" calcext:value-type="string">
            <text:p>RC0603FR-0724K3L @YAGEO резистор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0603 0.063Вт 1.3 кОм 1% резистор </text:p>
          </table:table-cell>
          <table:table-cell office:value-type="string" calcext:value-type="string">
            <text:p>474шт</text:p>
          </table:table-cell>
          <table:table-cell/>
        </table:table-row>
        <table:table-row table:style-name="ro1">
          <table:table-cell office:value-type="string" calcext:value-type="string">
            <text:p>0603 0.063Вт 1.5 Ом 1% <text:s/>резистор 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6.8 Ом 1% резистор 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300 Ом 1% резисторы</text:p>
          </table:table-cell>
          <table:table-cell office:value-type="string" calcext:value-type="string">
            <text:p>48шт</text:p>
          </table:table-cell>
          <table:table-cell/>
        </table:table-row>
        <table:table-row table:style-name="ro1">
          <table:table-cell office:value-type="string" calcext:value-type="string">
            <text:p>0603 0.063Вт 13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.2 Ом 1% резистор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0 кОм 1% резис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603 0.063Вт 4.7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47 кОм 5% резисторы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603 0.063Вт 2 Ом 1% резис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603 0.063Вт 4.7 КОм 5 % резистор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0.063Вт 10 кОм 5% резисторы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0603 0.1Вт 5.6 Ком резистор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0.063Вт 5.6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2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 Мом 1% резисторы</text:p>
          </table:table-cell>
          <table:table-cell office:value-type="string" calcext:value-type="string">
            <text:p>34шт</text:p>
          </table:table-cell>
          <table:table-cell/>
        </table:table-row>
        <table:table-row table:style-name="ro1">
          <table:table-cell office:value-type="string" calcext:value-type="string">
            <text:p>0603 0.1Вт 120 Ом 1% резисторы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0603 0.063Вт 15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3.9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2.7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24 Ом 1% резисторы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603 0.063Вт 360 Ом 1% резисторы</text:p>
          </table:table-cell>
          <table:table-cell office:value-type="string" calcext:value-type="string">
            <text:p>23шт</text:p>
          </table:table-cell>
          <table:table-cell/>
        </table:table-row>
        <table:table-row table:style-name="ro1">
          <table:table-cell office:value-type="string" calcext:value-type="string">
            <text:p>0603 0.063Вт 3.3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2.2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00 Ом 1% резисторы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0603 0.063Вт 1.8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620 Ом 1% резисторы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0603 0.063Вт 1 Ом 1% резистор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20кОм 1% резистор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603 0.063Вт 11 Ом 1% резистор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8.2 Ом 1% резистор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6,2к 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603 0.1Вт 1 кОм 1% резистор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603 0.1Вт 4.7 кОм 1% резистор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0603 0.1Вт 510 Ом резистор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603 4.7 кОм 1% резистор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10 кОм 5% резистор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0603 510 Ом 1% резистор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0603 0 Ом резистор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0603 0.1Вт </text:span>1.5 кОм 1%  чип резистор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603 120 Ом 1% резистор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0603 0.1Вт </text:span>100 кОм 1% чип резистор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603 100 КОМ 1% резисторы 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603 95,3 KOM 1% резистор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C2010JK-0710RL YAGEO чип 2010 10 5% </text:p>
          </table:table-cell>
          <table:table-cell office:value-type="string" calcext:value-type="string">
            <text:p>99шт</text:p>
          </table:table-cell>
          <table:table-cell/>
        </table:table-row>
        <table:table-row table:style-name="ro1">
          <table:table-cell office:value-type="string" calcext:value-type="string">
            <text:p>RC2512JK-071KL @YAGEO резистор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RC2512FK-07120RL @YAGEO резистор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RC2512FK-071KL @YAGEO резистор</text:p>
          </table:table-cell>
          <table:table-cell office:value-type="string" calcext:value-type="string">
            <text:p>87шт</text:p>
          </table:table-cell>
          <table:table-cell/>
        </table:table-row>
        <table:table-row table:style-name="ro1">
          <table:table-cell office:value-type="string" calcext:value-type="string">
            <text:p>RC1206FR-07120RL @YAGEO резистор</text:p>
          </table:table-cell>
          <table:table-cell office:value-type="string" calcext:value-type="string">
            <text:p>81шт</text:p>
          </table:table-cell>
          <table:table-cell/>
        </table:table-row>
        <table:table-row table:style-name="ro1">
          <table:table-cell office:value-type="string" calcext:value-type="string">
            <text:p>RC2512FK-07100RL @YAGEO резистор</text:p>
          </table:table-cell>
          <table:table-cell office:value-type="string" calcext:value-type="string">
            <text:p>90шт</text:p>
          </table:table-cell>
          <table:table-cell/>
        </table:table-row>
        <table:table-row table:style-name="ro1">
          <table:table-cell office:value-type="string" calcext:value-type="string">
            <text:p>1206 0.25Вт 110 кОм 1% резистор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1206 0.25Вт 1 кОм 1% резистор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1206 0.25Вт 9.1 кОм 1% резистор</text:p>
          </table:table-cell>
          <table:table-cell office:value-type="string" calcext:value-type="string">
            <text:p>19шт</text:p>
          </table:table-cell>
          <table:table-cell/>
        </table:table-row>
        <table:table-row table:style-name="ro1">
          <table:table-cell office:value-type="string" calcext:value-type="string">
            <text:p>3314G-1-102E 1кОм резистор подстроечный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C0805JR-071ML @YAGEO резистор</text:p>
          </table:table-cell>
          <table:table-cell office:value-type="string" calcext:value-type="string">
            <text:p>996шт</text:p>
          </table:table-cell>
          <table:table-cell/>
        </table:table-row>
        <table:table-row table:style-name="ro1">
          <table:table-cell office:value-type="string" calcext:value-type="string">
            <text:p>RC0805FR-0718KL @YAGEO резистор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RC0805FR-071KL @YAGEO резистор</text:p>
          </table:table-cell>
          <table:table-cell office:value-type="string" calcext:value-type="string">
            <text:p>46шт</text:p>
          </table:table-cell>
          <table:table-cell/>
        </table:table-row>
        <table:table-row table:style-name="ro1">
          <table:table-cell office:value-type="string" calcext:value-type="string">
            <text:p>RC0805JR-0710RL @YAGEO резистор</text:p>
          </table:table-cell>
          <table:table-cell office:value-type="string" calcext:value-type="string">
            <text:p>998шт</text:p>
          </table:table-cell>
          <table:table-cell/>
        </table:table-row>
        <table:table-row table:style-name="ro1">
          <table:table-cell office:value-type="string" calcext:value-type="string">
            <text:p>RL0805JR-070R13L @YAGEO резистор</text:p>
          </table:table-cell>
          <table:table-cell office:value-type="string" calcext:value-type="string">
            <text:p>22шт</text:p>
          </table:table-cell>
          <table:table-cell/>
        </table:table-row>
        <table:table-row table:style-name="ro1">
          <table:table-cell office:value-type="string" calcext:value-type="string">
            <text:p>0805 0.125Вт 30 кОм 1% резистор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0805 0.125Вт 160 кОм 1% резистор</text:p>
          </table:table-cell>
          <table:table-cell office:value-type="string" calcext:value-type="string">
            <text:p>40шт</text:p>
          </table:table-cell>
          <table:table-cell/>
        </table:table-row>
        <table:table-row table:style-name="ro1">
          <table:table-cell office:value-type="string" calcext:value-type="string">
            <text:p>0805 0.125Вт 360 Ом 1% резистор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0.125Вт 470 кОм 1% резистор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805 0.125Вт 3.3 кОм 1% резистор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0805 <text:s/>0.13 Ом 1% резистор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805 1 Ом 1% резистор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805 0.125Вт 330 Ом 1% резистор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0805 15 Ом 1% резистор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0805 0.125Вт 0 Ом перемычка резистор</text:p>
          </table:table-cell>
          <table:table-cell office:value-type="string" calcext:value-type="string">
            <text:p>46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C0402FR-0775RL @YAGEO резистор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RC0402FR-075K1L @YAGEO резистор</text:p>
          </table:table-cell>
          <table:table-cell office:value-type="string" calcext:value-type="string">
            <text:p>196шт</text:p>
          </table:table-cell>
          <table:table-cell/>
        </table:table-row>
        <table:table-row table:style-name="ro1">
          <table:table-cell office:value-type="string" calcext:value-type="string">
            <text:p>RC0402FR-074K7L @YAGEO резистор</text:p>
          </table:table-cell>
          <table:table-cell office:value-type="string" calcext:value-type="string">
            <text:p>998шт</text:p>
          </table:table-cell>
          <table:table-cell/>
        </table:table-row>
        <table:table-row table:style-name="ro1">
          <table:table-cell office:value-type="string" calcext:value-type="string">
            <text:p>RC0402JR-071KL @YAGEO резистор</text:p>
          </table:table-cell>
          <table:table-cell office:value-type="string" calcext:value-type="string">
            <text:p>992шт</text:p>
          </table:table-cell>
          <table:table-cell/>
        </table:table-row>
        <table:table-row table:style-name="ro1">
          <table:table-cell office:value-type="string" calcext:value-type="string">
            <text:p>RC0402FR-071KL @YAGEO резистор</text:p>
          </table:table-cell>
          <table:table-cell office:value-type="string" calcext:value-type="string">
            <text:p>968шт</text:p>
          </table:table-cell>
          <table:table-cell/>
        </table:table-row>
        <table:table-row table:style-name="ro1">
          <table:table-cell office:value-type="string" calcext:value-type="string">
            <text:p>RC0402FR-07100KL @YAGEO резистор</text:p>
          </table:table-cell>
          <table:table-cell office:value-type="string" calcext:value-type="string">
            <text:p>1137шт</text:p>
          </table:table-cell>
          <table:table-cell/>
        </table:table-row>
        <table:table-row table:style-name="ro1">
          <table:table-cell office:value-type="string" calcext:value-type="string">
            <text:p>RC0402FR-0710KL @YAGEO резистор</text:p>
          </table:table-cell>
          <table:table-cell office:value-type="string" calcext:value-type="string">
            <text:p>955шт</text:p>
          </table:table-cell>
          <table:table-cell/>
        </table:table-row>
        <table:table-row table:style-name="ro1">
          <table:table-cell office:value-type="string" calcext:value-type="string">
            <text:p>RC0402JR-0775R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FR-071KL @YAGEO резистор</text:p>
          </table:table-cell>
          <table:table-cell office:value-type="string" calcext:value-type="string">
            <text:p>1358шт</text:p>
          </table:table-cell>
          <table:table-cell/>
        </table:table-row>
        <table:table-row table:style-name="ro1">
          <table:table-cell office:value-type="string" calcext:value-type="string">
            <text:p>RC0402JR-0710KL @YAGEO резистор 0.062Вт 0402 10 кОм 1%</text:p>
          </table:table-cell>
          <table:table-cell office:value-type="string" calcext:value-type="string">
            <text:p>995шт</text:p>
          </table:table-cell>
          <table:table-cell/>
        </table:table-row>
        <table:table-row table:style-name="ro1">
          <table:table-cell office:value-type="string" calcext:value-type="string">
            <text:p>RC0402FR-07120RL @YAGEO резистор</text:p>
          </table:table-cell>
          <table:table-cell office:value-type="string" calcext:value-type="string">
            <text:p>998шт</text:p>
          </table:table-cell>
          <table:table-cell/>
        </table:table-row>
        <table:table-row table:style-name="ro1">
          <table:table-cell office:value-type="string" calcext:value-type="string">
            <text:p>RC0402FR-076K49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JR-070RL @YAGEO резистор</text:p>
          </table:table-cell>
          <table:table-cell office:value-type="string" calcext:value-type="string">
            <text:p>998шт</text:p>
          </table:table-cell>
          <table:table-cell/>
        </table:table-row>
        <table:table-row table:style-name="ro1">
          <table:table-cell office:value-type="string" calcext:value-type="string">
            <text:p>RC0402FR-072K2L @YAGEO резистор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RC0402FR-071K6L @YAGEO резистор</text:p>
          </table:table-cell>
          <table:table-cell office:value-type="string" calcext:value-type="string">
            <text:p>200шт</text:p>
          </table:table-cell>
          <table:table-cell/>
        </table:table-row>
        <table:table-row table:style-name="ro1">
          <table:table-cell office:value-type="string" calcext:value-type="string">
            <text:p>RC0402FR-0759KL @YAGEO резистор</text:p>
          </table:table-cell>
          <table:table-cell office:value-type="string" calcext:value-type="string">
            <text:p>114шт</text:p>
          </table:table-cell>
          <table:table-cell/>
        </table:table-row>
        <table:table-row table:style-name="ro1">
          <table:table-cell office:value-type="string" calcext:value-type="string">
            <text:p>RC0402JR-0747RL @YAGEO резистор</text:p>
          </table:table-cell>
          <table:table-cell office:value-type="string" calcext:value-type="string">
            <text:p>96шт</text:p>
          </table:table-cell>
          <table:table-cell/>
        </table:table-row>
        <table:table-row table:style-name="ro1">
          <table:table-cell office:value-type="string" calcext:value-type="string">
            <text:p>RC0402FR-07330RL @YAGEO резистор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RC0402FR-0722RL @YAGEO резистор</text:p>
          </table:table-cell>
          <table:table-cell office:value-type="string" calcext:value-type="string">
            <text:p>253шт</text:p>
          </table:table-cell>
          <table:table-cell/>
        </table:table-row>
        <table:table-row table:style-name="ro1">
          <table:table-cell office:value-type="string" calcext:value-type="string">
            <text:p>RC0402FR-0724K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FR-0751K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JR-072KL @YAGEO резистор</text:p>
          </table:table-cell>
          <table:table-cell office:value-type="string" calcext:value-type="string">
            <text:p>997шт</text:p>
          </table:table-cell>
          <table:table-cell/>
        </table:table-row>
        <table:table-row table:style-name="ro1">
          <table:table-cell office:value-type="string" calcext:value-type="string">
            <text:p>RC0402JR-07100R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FR-0782K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FR-07620RL @YAGEO</text:p>
          </table:table-cell>
          <table:table-cell office:value-type="string" calcext:value-type="string">
            <text:p>982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0402 0.062B </text:span>470 Ом 1% резистор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402 0.062 Вт 1 кОм, 1% резистор</text:p>
          </table:table-cell>
          <table:table-cell office:value-type="string" calcext:value-type="string">
            <text:p>94ш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BM7-25.000MHZ-D2Y-T @ABRACON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ADM2484EBRWZ @A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D8603AUJZ @A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C0402FR-074K7L @YAGEO</text:p>
          </table:table-cell>
          <table:table-cell office:value-type="string" calcext:value-type="string">
            <text:p>264шт</text:p>
          </table:table-cell>
          <table:table-cell/>
        </table:table-row>
        <table:table-row table:style-name="ro1">
          <table:table-cell office:value-type="string" calcext:value-type="string">
            <text:p>AC0603JRNPO9BN150 @YAGEO 15пФ 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ACS722LLCTR-10AB-T @ALLEGRO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CS725LLCTR-30AB-T @ALLEGRO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CS781LLRTR-100U-T @ALLEGRO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AD620ARZ @AD</text:p>
          </table:table-cell>
          <table:table-cell office:value-type="string" calcext:value-type="string">
            <text:p>18шт</text:p>
          </table:table-cell>
          <table:table-cell/>
        </table:table-row>
        <table:table-row table:style-name="ro1">
          <table:table-cell office:value-type="string" calcext:value-type="string">
            <text:p>AD620ARZ @NONAME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AP2112K-3.3 @DIODES</text:p>
          </table:table-cell>
          <table:table-cell office:value-type="string" calcext:value-type="string">
            <text:p>22шт</text:p>
          </table:table-cell>
          <table:table-cell/>
        </table:table-row>
        <table:table-row table:style-name="ro1">
          <table:table-cell office:value-type="string" calcext:value-type="string">
            <text:p>AT7456E @ZHONGKEWEI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BAS70-05 @ST диод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BAT46WFILM @ST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BAT46W @DIODES</text:p>
          </table:table-cell>
          <table:table-cell office:value-type="string" calcext:value-type="string">
            <text:p>134шт</text:p>
          </table:table-cell>
          <table:table-cell/>
        </table:table-row>
        <table:table-row table:style-name="ro1">
          <table:table-cell office:value-type="string" calcext:value-type="string">
            <text:p>BAT54A @DIODES</text:p>
          </table:table-cell>
          <table:table-cell office:value-type="string" calcext:value-type="string">
            <text:p>87шт</text:p>
          </table:table-cell>
          <table:table-cell/>
        </table:table-row>
        <table:table-row table:style-name="ro1">
          <table:table-cell office:value-type="string" calcext:value-type="string">
            <text:p>BAT54A @NXP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BAT54S @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807DS @NXP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BC817 @NXP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BLM15AX102SN1D @MURATA</text:p>
          </table:table-cell>
          <table:table-cell office:value-type="string" calcext:value-type="string">
            <text:p>186шт</text:p>
          </table:table-cell>
          <table:table-cell/>
        </table:table-row>
        <table:table-row table:style-name="ro1">
          <table:table-cell office:value-type="string" calcext:value-type="string">
            <text:p>BLM18AG102SN1D @MURATA</text:p>
          </table:table-cell>
          <table:table-cell office:value-type="string" calcext:value-type="string">
            <text:p>74шт</text:p>
          </table:table-cell>
          <table:table-cell/>
        </table:table-row>
        <table:table-row table:style-name="ro1">
          <table:table-cell office:value-type="string" calcext:value-type="string">
            <text:p>BMP280 @BOSCH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BMI055 @BOSCH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BSS138 @ANBON</text:p>
          </table:table-cell>
          <table:table-cell office:value-type="string" calcext:value-type="string">
            <text:p>64шт</text:p>
          </table:table-cell>
          <table:table-cell/>
        </table:table-row>
        <table:table-row table:style-name="ro1">
          <table:table-cell office:value-type="string" calcext:value-type="string">
            <text:p>BSS138 @CJ</text:p>
          </table:table-cell>
          <table:table-cell office:value-type="string" calcext:value-type="string">
            <text:p>82шт</text:p>
          </table:table-cell>
          <table:table-cell/>
        </table:table-row>
        <table:table-row table:style-name="ro1">
          <table:table-cell office:value-type="string" calcext:value-type="string">
            <text:p>BZT52C10 @DIODES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BZT52C3V3-7-F @DIODES стабилитрон 3.3V SOD-123</text:p>
          </table:table-cell>
          <table:table-cell office:value-type="string" calcext:value-type="string">
            <text:p>28шт</text:p>
          </table:table-cell>
          <table:table-cell/>
        </table:table-row>
        <table:table-row table:style-name="ro1">
          <table:table-cell office:value-type="string" calcext:value-type="string">
            <text:p>BZT52C43 @DIODES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BZV55-B36 @NXP</text:p>
          </table:table-cell>
          <table:table-cell office:value-type="string" calcext:value-type="string">
            <text:p>88шт</text:p>
          </table:table-cell>
          <table:table-cell/>
        </table:table-row>
        <table:table-row table:style-name="ro1">
          <table:table-cell office:value-type="string" calcext:value-type="string">
            <text:p>B57221V2103J060 @TDK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B57330V2103F260 @TDK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B82472G6103M000 @TDK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CAT24C256WI-GT3 @ONS</text:p>
          </table:table-cell>
          <table:table-cell office:value-type="string" calcext:value-type="string">
            <text:p>13шт</text:p>
          </table:table-cell>
          <table:table-cell/>
        </table:table-row>
        <table:table-row table:style-name="ro1">
          <table:table-cell office:value-type="string" calcext:value-type="string">
            <text:p>CAT24C512WI-GT3 @ONS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CC0402FRNP09BN120 @YAGEO</text:p>
          </table:table-cell>
          <table:table-cell office:value-type="string" calcext:value-type="string">
            <text:p>93шт</text:p>
          </table:table-cell>
          <table:table-cell/>
        </table:table-row>
        <table:table-row table:style-name="ro1">
          <table:table-cell office:value-type="string" calcext:value-type="string">
            <text:p>CC0402JRNP09BN220 @YAGEO</text:p>
          </table:table-cell>
          <table:table-cell office:value-type="string" calcext:value-type="string">
            <text:p>97шт</text:p>
          </table:table-cell>
          <table:table-cell/>
        </table:table-row>
        <table:table-row table:style-name="ro1">
          <table:table-cell office:value-type="string" calcext:value-type="string">
            <text:p>CC0402JRNP09BN100 @YAGEO</text:p>
          </table:table-cell>
          <table:table-cell office:value-type="string" calcext:value-type="string">
            <text:p>96шт</text:p>
          </table:table-cell>
          <table:table-cell/>
        </table:table-row>
        <table:table-row table:style-name="ro1">
          <table:table-cell office:value-type="string" calcext:value-type="string">
            <text:p>CC0402JRNP09BN101 @YAGEO</text:p>
          </table:table-cell>
          <table:table-cell office:value-type="string" calcext:value-type="string">
            <text:p>94шт</text:p>
          </table:table-cell>
          <table:table-cell/>
        </table:table-row>
        <table:table-row table:style-name="ro1">
          <table:table-cell office:value-type="string" calcext:value-type="string">
            <text:p>CC0402JRNP09BN470 @YAGEO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CC0402KRX7R7BB103 @YAGEO</text:p>
          </table:table-cell>
          <table:table-cell office:value-type="string" calcext:value-type="string">
            <text:p>95шт</text:p>
          </table:table-cell>
          <table:table-cell/>
        </table:table-row>
        <table:table-row table:style-name="ro1">
          <table:table-cell office:value-type="string" calcext:value-type="string">
            <text:p>CC0402KRX5R6BB104 @YAGEO</text:p>
          </table:table-cell>
          <table:table-cell office:value-type="string" calcext:value-type="string">
            <text:p>929шт</text:p>
          </table:table-cell>
          <table:table-cell/>
        </table:table-row>
        <table:table-row table:style-name="ro1">
          <table:table-cell office:value-type="string" calcext:value-type="string">
            <text:p>CC0402KRX5R6BB105 @YAGEO</text:p>
          </table:table-cell>
          <table:table-cell office:value-type="string" calcext:value-type="string">
            <text:p>88шт</text:p>
          </table:table-cell>
          <table:table-cell/>
        </table:table-row>
        <table:table-row table:style-name="ro1">
          <table:table-cell office:value-type="string" calcext:value-type="string">
            <text:p>CC0402KRX7R9BB104 @YAGEO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CC0603KRX5R6BB105 @YAGEO 1uF 10V</text:p>
          </table:table-cell>
          <table:table-cell office:value-type="string" calcext:value-type="string">
            <text:p>89шт</text:p>
          </table:table-cell>
          <table:table-cell/>
        </table:table-row>
        <table:table-row table:style-name="ro1">
          <table:table-cell office:value-type="string" calcext:value-type="string">
            <text:p>CC0603KRX7R9BB104 @YAGEO</text:p>
          </table:table-cell>
          <table:table-cell office:value-type="string" calcext:value-type="string">
            <text:p>967шт</text:p>
          </table:table-cell>
          <table:table-cell/>
        </table:table-row>
        <table:table-row table:style-name="ro1">
          <table:table-cell office:value-type="string" calcext:value-type="string">
            <text:p>CC0603KRX7R7BB105 @YAGEO</text:p>
          </table:table-cell>
          <table:table-cell office:value-type="string" calcext:value-type="string">
            <text:p>81шт</text:p>
          </table:table-cell>
          <table:table-cell/>
        </table:table-row>
        <table:table-row table:style-name="ro1">
          <table:table-cell office:value-type="string" calcext:value-type="string">
            <text:p>CC0805KRX5R5BB106 @YAGEO</text:p>
          </table:table-cell>
          <table:table-cell office:value-type="string" calcext:value-type="string">
            <text:p>99шт</text:p>
          </table:table-cell>
          <table:table-cell/>
        </table:table-row>
        <table:table-row table:style-name="ro1">
          <table:table-cell office:value-type="string" calcext:value-type="string">
            <text:p>CC0805KRX7RBB104 @YAGEO 100нФ 50 В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CC1206KKX7R9BB105 @YAGEO</text:p>
          </table:table-cell>
          <table:table-cell office:value-type="string" calcext:value-type="string">
            <text:p>99шт</text:p>
          </table:table-cell>
          <table:table-cell/>
        </table:table-row>
        <table:table-row table:style-name="ro1">
          <table:table-cell office:value-type="string" calcext:value-type="string">
            <text:p>CC1206KKX7RCBB102 @YAGEO</text:p>
          </table:table-cell>
          <table:table-cell office:value-type="string" calcext:value-type="string">
            <text:p>97шт</text:p>
          </table:table-cell>
          <table:table-cell/>
        </table:table-row>
        <table:table-row table:style-name="ro1">
          <table:table-cell office:value-type="string" calcext:value-type="string">
            <text:p>CC1206JKNPOCBN471 @YAGEO <text:s/>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CL10A106KQ8NNNC @SAMSUNG</text:p>
          </table:table-cell>
          <table:table-cell office:value-type="string" calcext:value-type="string">
            <text:p>160шт</text:p>
          </table:table-cell>
          <table:table-cell/>
        </table:table-row>
        <table:table-row table:style-name="ro1">
          <table:table-cell office:value-type="string" calcext:value-type="string">
            <text:p>CL05B224K05NNNC @SAMSUNG</text:p>
          </table:table-cell>
          <table:table-cell office:value-type="string" calcext:value-type="string">
            <text:p>201шт</text:p>
          </table:table-cell>
          <table:table-cell/>
        </table:table-row>
        <table:table-row table:style-name="ro1">
          <table:table-cell office:value-type="string" calcext:value-type="string">
            <text:p>CL10B104KB8NNNC @SAMSUNG</text:p>
          </table:table-cell>
          <table:table-cell office:value-type="string" calcext:value-type="string">
            <text:p>316шт</text:p>
          </table:table-cell>
          <table:table-cell/>
        </table:table-row>
        <table:table-row table:style-name="ro1">
          <table:table-cell office:value-type="string" calcext:value-type="string">
            <text:p>CL10B225KP8NNNC @SAMSUNG</text:p>
          </table:table-cell>
          <table:table-cell office:value-type="string" calcext:value-type="string">
            <text:p>185шт</text:p>
          </table:table-cell>
          <table:table-cell/>
        </table:table-row>
        <table:table-row table:style-name="ro1">
          <table:table-cell office:value-type="string" calcext:value-type="string">
            <text:p>CL21A476MQYNNNE @SAMSUNG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CMJ3500-TR @CSEMI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CR0402-FX-9531GLF @BOURNS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CR0402-JW-2R0GLF @BOURNS</text:p>
          </table:table-cell>
          <table:table-cell office:value-type="string" calcext:value-type="string">
            <text:p>200шт</text:p>
          </table:table-cell>
          <table:table-cell/>
        </table:table-row>
        <table:table-row table:style-name="ro1">
          <table:table-cell office:value-type="string" calcext:value-type="string">
            <text:p>C0603C104K3RECTU @KEMET <text:s/>конденсатор 100nF 25V DC X7R +- 10%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C0603C106M8PACTU @KEMET 10мкФ 10В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C0603C225K8RACTU @KEMET 2.2 мкФ 10 В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C1608B475K160NT @HOTTECH</text:p>
          </table:table-cell>
          <table:table-cell office:value-type="string" calcext:value-type="string">
            <text:p>31шт</text:p>
          </table:table-cell>
          <table:table-cell/>
        </table:table-row>
        <table:table-row table:style-name="ro1">
          <table:table-cell office:value-type="string" calcext:value-type="string">
            <text:p>C1608X5R1H105K080AB @TDK конденсаторы 0.1uF 50V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C1608X7R1H224K080AB @TDK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DS1013-06-SSIB1-B-0 @CONNFLY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ECASD61A686M015K00 @MURATA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ERJ-P03F1003V @PANASONIC</text:p>
          </table:table-cell>
          <table:table-cell office:value-type="string" calcext:value-type="string">
            <text:p>41шт</text:p>
          </table:table-cell>
          <table:table-cell/>
        </table:table-row>
        <table:table-row table:style-name="ro1">
          <table:table-cell office:value-type="string" calcext:value-type="string">
            <text:p>ERJ-2RKF10R0X @PANASONIC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FD6288Q @JSMICROSEM</text:p>
          </table:table-cell>
          <table:table-cell office:value-type="string" calcext:value-type="string">
            <text:p>30шт</text:p>
          </table:table-cell>
          <table:table-cell/>
        </table:table-row>
        <table:table-row table:style-name="ro1">
          <table:table-cell office:value-type="string" calcext:value-type="string">
            <text:p>FDD86110 @ONS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GNL-0603EC @GNOR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GCM155R72A221KA37D @MURATA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GMK325BJ226MM-P @TAIYO</text:p>
          </table:table-cell>
          <table:table-cell office:value-type="string" calcext:value-type="string">
            <text:p>278шт</text:p>
          </table:table-cell>
          <table:table-cell/>
        </table:table-row>
        <table:table-row table:style-name="ro1">
          <table:table-cell office:value-type="string" calcext:value-type="string">
            <text:p>GRM155R61E105KA12D @MURATA</text:p>
          </table:table-cell>
          <table:table-cell office:value-type="string" calcext:value-type="string">
            <text:p>169шт</text:p>
          </table:table-cell>
          <table:table-cell/>
        </table:table-row>
        <table:table-row table:style-name="ro1">
          <table:table-cell office:value-type="string" calcext:value-type="string">
            <text:p>GRM155R71H104KE14D @MURATA</text:p>
          </table:table-cell>
          <table:table-cell office:value-type="string" calcext:value-type="string">
            <text:p>843шт</text:p>
          </table:table-cell>
          <table:table-cell/>
        </table:table-row>
        <table:table-row table:style-name="ro1">
          <table:table-cell office:value-type="string" calcext:value-type="string">
            <text:p>GRM188R61H103KA01D @MURATA</text:p>
          </table:table-cell>
          <table:table-cell office:value-type="string" calcext:value-type="string">
            <text:p>89шт</text:p>
          </table:table-cell>
          <table:table-cell/>
        </table:table-row>
        <table:table-row table:style-name="ro1">
          <table:table-cell office:value-type="string" calcext:value-type="string">
            <text:p>GRM188R61H223KA01D @MURATA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GRM188R72A682KA01D @MURATA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GRM1885C1H100JA01D @MURATA</text:p>
          </table:table-cell>
          <table:table-cell office:value-type="string" calcext:value-type="string">
            <text:p>197шт</text:p>
          </table:table-cell>
          <table:table-cell/>
        </table:table-row>
        <table:table-row table:style-name="ro1">
          <table:table-cell office:value-type="string" calcext:value-type="string">
            <text:p>GRM1885C1H151JA01D @MURATA</text:p>
          </table:table-cell>
          <table:table-cell office:value-type="string" calcext:value-type="string">
            <text:p>226шт</text:p>
          </table:table-cell>
          <table:table-cell/>
        </table:table-row>
        <table:table-row table:style-name="ro1">
          <table:table-cell office:value-type="string" calcext:value-type="string">
            <text:p>GRM31CR61A476ME15L @MURATA</text:p>
          </table:table-cell>
          <table:table-cell office:value-type="string" calcext:value-type="string">
            <text:p>94шт</text:p>
          </table:table-cell>
          <table:table-cell/>
        </table:table-row>
        <table:table-row table:style-name="ro1">
          <table:table-cell office:value-type="string" calcext:value-type="string">
            <text:p>GRM32ER61C476KE15L @MURATA</text:p>
          </table:table-cell>
          <table:table-cell office:value-type="string" calcext:value-type="string">
            <text:p>22шт</text:p>
          </table:table-cell>
          <table:table-cell/>
        </table:table-row>
        <table:table-row table:style-name="ro1">
          <table:table-cell office:value-type="string" calcext:value-type="string">
            <text:p>GRM32ER71H106KA12L @MURATA</text:p>
          </table:table-cell>
          <table:table-cell office:value-type="string" calcext:value-type="string">
            <text:p>19шт</text:p>
          </table:table-cell>
          <table:table-cell/>
        </table:table-row>
        <table:table-row table:style-name="ro1">
          <table:table-cell office:value-type="string" calcext:value-type="string">
            <text:p>GRT31CR61H106ME01L @MURATA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ICM-20602 @INVENSENSE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ICM-20689 @INVENSENSE</text:p>
          </table:table-cell>
          <table:table-cell office:value-type="string" calcext:value-type="string">
            <text:p>7шт</text:p>
          </table:table-cell>
          <table:table-cell/>
        </table:table-row>
        <table:table-row table:style-name="ro1">
          <table:table-cell office:value-type="string" calcext:value-type="string">
            <text:p>ICM-20689 @TDK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ICM-20948 @INVENSENSE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ICM-42688-P @TDK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INA181A1IDBV @TI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IHLP6767GZER101M11 @VISHAY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IRF7580M @INFIN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QH31CN100K03L @MURATA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LMR16006YQ3DDCRQ1 @TI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LM1117IMP-3.3 @TI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LM2776DBV @TI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LM2665M6 @TI</text:p>
          </table:table-cell>
          <table:table-cell office:value-type="string" calcext:value-type="string">
            <text:p>61шт</text:p>
          </table:table-cell>
          <table:table-cell/>
        </table:table-row>
        <table:table-row table:style-name="ro1">
          <table:table-cell office:value-type="string" calcext:value-type="string">
            <text:p>LM3480IM3-3.3 @TI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R2725-24R00025F1 @RALEC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MAX4194ESA+ MAX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MAX485EPA+ @A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MAX485EESA+ @AD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MAX232ID @TI 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MMUN2214LG @ONS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MPU-6500 @TDK</text:p>
          </table:table-cell>
          <table:table-cell office:value-type="string" calcext:value-type="string">
            <text:p>7шт</text:p>
          </table:table-cell>
          <table:table-cell/>
        </table:table-row>
        <table:table-row table:style-name="ro1">
          <table:table-cell office:value-type="string" calcext:value-type="string">
            <text:p>MS561101BA03-50 @TYCO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NTMFS5C628NLG @ONS</text:p>
          </table:table-cell>
          <table:table-cell office:value-type="string" calcext:value-type="string">
            <text:p>150шт</text:p>
          </table:table-cell>
          <table:table-cell/>
        </table:table-row>
        <table:table-row table:style-name="ro1">
          <table:table-cell office:value-type="string" calcext:value-type="string">
            <text:p>OPA188AID @TI</text:p>
          </table:table-cell>
          <table:table-cell office:value-type="string" calcext:value-type="string">
            <text:p>40шт</text:p>
          </table:table-cell>
          <table:table-cell/>
        </table:table-row>
        <table:table-row table:style-name="ro1">
          <table:table-cell office:value-type="string" calcext:value-type="string">
            <text:p>OPA188AIDBV @TI</text:p>
          </table:table-cell>
          <table:table-cell office:value-type="string" calcext:value-type="string">
            <text:p>28шт</text:p>
          </table:table-cell>
          <table:table-cell/>
        </table:table-row>
        <table:table-row table:style-name="ro1">
          <table:table-cell office:value-type="string" calcext:value-type="string">
            <text:p>PCF0805R-10KBT1 @TTELECTR резистор 0.125Вт 0805 10кОм 5% </text:p>
          </table:table-cell>
          <table:table-cell office:value-type="string" calcext:value-type="string">
            <text:p>19шт</text:p>
          </table:table-cell>
          <table:table-cell/>
        </table:table-row>
        <table:table-row table:style-name="ro1">
          <table:table-cell office:value-type="string" calcext:value-type="string">
            <text:p>PESD3V3L4UF @NXP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QMC5883L @STPROD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QMC5883L @QSTCORP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RC1005F103CS @SAMSUNG</text:p>
          </table:table-cell>
          <table:table-cell office:value-type="string" calcext:value-type="string">
            <text:p>40шт</text:p>
          </table:table-cell>
          <table:table-cell/>
        </table:table-row>
        <table:table-row table:style-name="ro1">
          <table:table-cell office:value-type="string" calcext:value-type="string">
            <text:p>RMCF0402FT2K20 @SEI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RS-03K1003FT @FNR</text:p>
          </table:table-cell>
          <table:table-cell office:value-type="string" calcext:value-type="string">
            <text:p>64шт</text:p>
          </table:table-cell>
          <table:table-cell/>
        </table:table-row>
        <table:table-row table:style-name="ro1">
          <table:table-cell office:value-type="string" calcext:value-type="string">
            <text:p>RT0603BRD07100RL @YAGEO</text:p>
          </table:table-cell>
          <table:table-cell office:value-type="string" calcext:value-type="string">
            <text:p>7шт</text:p>
          </table:table-cell>
          <table:table-cell/>
        </table:table-row>
        <table:table-row table:style-name="ro1">
          <table:table-cell office:value-type="string" calcext:value-type="string">
            <text:p>RT0603BRD07499RL @YAGEO</text:p>
          </table:table-cell>
          <table:table-cell office:value-type="string" calcext:value-type="string">
            <text:p>105шт</text:p>
          </table:table-cell>
          <table:table-cell/>
        </table:table-row>
        <table:table-row table:style-name="ro1">
          <table:table-cell office:value-type="string" calcext:value-type="string">
            <text:p>SLF7055T-100M2R53PF @TDK</text:p>
          </table:table-cell>
          <table:table-cell office:value-type="string" calcext:value-type="string">
            <text:p>18шт</text:p>
          </table:table-cell>
          <table:table-cell/>
        </table:table-row>
        <table:table-row table:style-name="ro1">
          <table:table-cell office:value-type="string" calcext:value-type="string">
            <text:p>SMAT70A @DIODES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SMCJ36A @LITFUSE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M6T75CAY @ST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SMRES/0402-22R-F @NONAME</text:p>
          </table:table-cell>
          <table:table-cell office:value-type="string" calcext:value-type="string">
            <text:p>110шт</text:p>
          </table:table-cell>
          <table:table-cell/>
        </table:table-row>
        <table:table-row table:style-name="ro1">
          <table:table-cell office:value-type="string" calcext:value-type="string">
            <text:p>SM04B-GHS-TB(LF)(SN) @JST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SM05B-GHS-TB(LF)(SN) @JST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M06B-GHS-TB(LF)(SN) @JST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SM07B-GHS-TB(LF)(SN) @JST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SM08B-GHS-TB(LF)(SN) @JST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M10B-GHS-TB(LF)(SN) @JST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SN65HVD232D @TI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SS14FL @ONS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S510C @GALAXY</text:p>
          </table:table-cell>
          <table:table-cell office:value-type="string" calcext:value-type="string">
            <text:p>30шт</text:p>
          </table:table-cell>
          <table:table-cell/>
        </table:table-row>
        <table:table-row table:style-name="ro1">
          <table:table-cell office:value-type="string" calcext:value-type="string">
            <text:p>SS54B @YANGJIE</text:p>
          </table:table-cell>
          <table:table-cell office:value-type="string" calcext:value-type="string">
            <text:p>26шт</text:p>
          </table:table-cell>
          <table:table-cell/>
        </table:table-row>
        <table:table-row table:style-name="ro1">
          <table:table-cell office:value-type="string" calcext:value-type="string">
            <text:p>SS54B @YOUTAISEMI</text:p>
          </table:table-cell>
          <table:table-cell office:value-type="string" calcext:value-type="string">
            <text:p>70шт</text:p>
          </table:table-cell>
          <table:table-cell/>
        </table:table-row>
        <table:table-row table:style-name="ro1">
          <table:table-cell office:value-type="string" calcext:value-type="string">
            <text:p>ST1S14PHR @ST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SZYY0603B @YONGYU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SZYY0603R @YONGYU</text:p>
          </table:table-cell>
          <table:table-cell office:value-type="string" calcext:value-type="string">
            <text:p>26шт</text:p>
          </table:table-cell>
          <table:table-cell/>
        </table:table-row>
        <table:table-row table:style-name="ro1">
          <table:table-cell office:value-type="string" calcext:value-type="string">
            <text:p>SZYY0603G @YONGYU</text:p>
          </table:table-cell>
          <table:table-cell office:value-type="string" calcext:value-type="string">
            <text:p>64шт</text:p>
          </table:table-cell>
          <table:table-cell/>
        </table:table-row>
        <table:table-row table:style-name="ro1">
          <table:table-cell office:value-type="string" calcext:value-type="string">
            <text:p>S3D16.000000A20F30T @SCTF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TAJC107K006RNJ @KYOCERA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TCAP-6.3-100.0-K-C @NONAME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TCMT1600 @VISHAY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TPSD336K035R0200 @AVX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TR3B107K6R3C0400 @VISHAY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TYPE-C-31-M-12 @KRHROPARTS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T491D156M035AT @KEMET 15uFx35V</text:p>
          </table:table-cell>
          <table:table-cell office:value-type="string" calcext:value-type="string">
            <text:p>1 шт</text:p>
          </table:table-cell>
          <table:table-cell/>
        </table:table-row>
        <table:table-row table:style-name="ro1">
          <table:table-cell office:value-type="string" calcext:value-type="string">
            <text:p>USBLC6-2SC6 @ST</text:p>
          </table:table-cell>
          <table:table-cell office:value-type="string" calcext:value-type="string">
            <text:p>41шт</text:p>
          </table:table-cell>
          <table:table-cell/>
        </table:table-row>
        <table:table-row table:style-name="ro1">
          <table:table-cell office:value-type="string" calcext:value-type="string">
            <text:p>USBLC6-2SC6 @ELECSUPER</text:p>
          </table:table-cell>
          <table:table-cell office:value-type="string" calcext:value-type="string">
            <text:p>28шт</text:p>
          </table:table-cell>
          <table:table-cell/>
        </table:table-row>
        <table:table-row table:style-name="ro1">
          <table:table-cell office:value-type="string" calcext:value-type="string">
            <text:p>XC6206P182MR @YOUTAISEMI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XPEBGR-L1-0000-00F01 @CREE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XPEBGR-L1-0000-00501 @CREE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X32258MOB4SI @YXC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X322516MOB4SI @YXC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0402B621K500CT @WALSIN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402WGF1501TCE @ROYALOHM</text:p>
          </table:table-cell>
          <table:table-cell office:value-type="string" calcext:value-type="string">
            <text:p>192шт</text:p>
          </table:table-cell>
          <table:table-cell/>
        </table:table-row>
        <table:table-row table:style-name="ro1">
          <table:table-cell office:value-type="string" calcext:value-type="string">
            <text:p>0510211000 @MOLEX</text:p>
          </table:table-cell>
          <table:table-cell office:value-type="string" calcext:value-type="string">
            <text:p>6+2шт</text:p>
          </table:table-cell>
          <table:table-cell/>
        </table:table-row>
        <table:table-row table:style-name="ro1">
          <table:table-cell office:value-type="string" calcext:value-type="string">
            <text:p>0685080811 @MOLEX розетка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06031C103KAT2A @AVX 0,01 x 100V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112J-TDAR-R01 @ATTEND</text:p>
          </table:table-cell>
          <table:table-cell office:value-type="string" calcext:value-type="string">
            <text:p>13шт</text:p>
          </table:table-cell>
          <table:table-cell/>
        </table:table-row>
        <table:table-row table:style-name="ro1">
          <table:table-cell office:value-type="string" calcext:value-type="string">
            <text:p>12.88651_KX-7T-27.0MHz @GEYER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12.88667_KX-7-25.0MHz @GAYER</text:p>
          </table:table-cell>
          <table:table-cell office:value-type="string" calcext:value-type="string">
            <text:p>220шт</text:p>
          </table:table-cell>
          <table:table-cell/>
        </table:table-row>
        <table:table-row table:style-name="ro1">
          <table:table-cell office:value-type="string" calcext:value-type="string">
            <text:p>12.89002_KX-9A-16.0MHz @GAYER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30N06 @YOUTAISEMI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74438335068 @WURTH катушки постоянной индуктивности 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744771147 @WURTH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7466003R @WURTH клемма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TMEGA8A-AU @MICROCHIP</text:p>
          </table:table-cell>
          <table:table-cell office:value-type="string" calcext:value-type="string">
            <text:p>27шт</text:p>
          </table:table-cell>
          <table:table-cell/>
        </table:table-row>
        <table:table-row table:style-name="ro1">
          <table:table-cell office:value-type="string" calcext:value-type="string">
            <text:p>STM32F405RGT6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STM32F427ZIT6 @ST Микроконтроллер ARM Cortex-M4 32 Bit 180MHz 2MB FLASH[LQFP-144]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TM32F427ZGT6 @ST (снятая)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TM32F427ZGT6 @ST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TM32F407ZGT6 /LQFP144 STM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STM32F427VGT6 @ST Microelectronics</text:p>
          </table:table-cell>
          <table:table-cell office:value-type="string" calcext:value-type="string">
            <text:p>7шт</text:p>
          </table:table-cell>
          <table:table-cell/>
        </table:table-row>
        <table:table-row table:style-name="ro1">
          <table:table-cell office:value-type="string" calcext:value-type="string">
            <text:p>PV-03 TE 123697 Плата печатная ООО”Резонит ПЛЮС”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Zontik_v1.0 TIM 1188996 Плата печатная ООО”Резонит ПЛЮС”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Harpy_5 TE 97804 Плата печатная <text:s/>ООО”Резонит ПЛЮС”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DS1038-15-FBNSISS @CONNFLY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DS1038-15-MBNSIA74 @CONNFLY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DS1038-62-MBNSIA74-0CC @CONNFLY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DS1038-62-MBNSIA74 @CONNFLY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DS1079-F240BS @CONNFLY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MAX485ESA [SOP-8]; RS-485/RS-422 ICs ROHS;=MAX485ESA(ADI)</text:p>
          </table:table-cell>
          <table:table-cell office:value-type="string" calcext:value-type="string">
            <text:p>37шт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20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5:10:46.847947183</meta:creation-date>
    <meta:editing-duration>P17DT23H44M2S</meta:editing-duration>
    <meta:editing-cycles>354</meta:editing-cycles>
    <meta:generator>LibreOffice/7.3.7.2$Linux_X86_64 LibreOffice_project/30$Build-2</meta:generator>
    <dc:date>2025-03-23T23:38:12.749894945</dc:date>
    <meta:document-statistic meta:table-count="1" meta:cell-count="1220" meta:object-count="0"/>
  </office:meta>
</office:document-meta>
</file>